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2.6217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8028in" fo:break-before="auto" style:use-optimal-row-height="true"/>
    </style:style>
    <style:style style:name="ro3" style:family="table-row">
      <style:table-row-properties style:row-height="0.7516in" fo:break-before="auto" style:use-optimal-row-height="false"/>
    </style:style>
    <style:style style:name="ro4" style:family="table-row">
      <style:table-row-properties style:row-height="1.1138in" fo:break-before="auto" style:use-optimal-row-height="false"/>
    </style:style>
    <style:style style:name="ro5" style:family="table-row">
      <style:table-row-properties style:row-height="0.5827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8028in" fo:break-before="auto" style:use-optimal-row-height="false"/>
    </style:style>
    <style:style style:name="ro8" style:family="table-row">
      <style:table-row-properties style:row-height="0.9972in" fo:break-before="auto" style:use-optimal-row-height="true"/>
    </style:style>
    <style:style style:name="ro9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 tableooo:tab-color="#00cc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420e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Formularz do zamówienia e-zwoleninia online</text:p>
          </table:table-cell>
          <table:table-cell table:style-name="ce4" office:value-type="string">
            <text:p>1.Weryfikacja wczytywania się strony do umówienia konsultacji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"/>
          <table:table-cell office:value-type="string">
            <text:p>2. W oknie przeglądarki wprowadź adres strony : <text:span text:style-name="T1"><text:a xlink:href="https://telemedi.com/pl">https://telemedi.com/pl</text:a></text:span></text:p>
          </table:table-cell>
          <table:table-cell office:value-type="string">
            <text:p>uruchomienie się strony z formularzem</text:p>
          </table:table-cell>
          <table:table-cell office:value-type="string">
            <text:p>uruchomiła się strona, na której możemy wybrać opcję zwolnienia L4 online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4" office:value-type="string">
            <text:p>2.Weryfikacja działania zakładki L4 online. </text:p>
          </table:table-cell>
          <table:table-cell office:value-type="string">
            <text:p>1. Wejdź w zakładkę “Zwolnienie L4 (online)”</text:p>
          </table:table-cell>
          <table:table-cell office:value-type="string">
            <text:p>wczytanie się strony</text:p>
          </table:table-cell>
          <table:table-cell office:value-type="string">
            <text:p>strona wczytuje się prawidłowo tj. Widoczna jest możliwość umówienia konsultacji bez wychodzenia z dommu (online)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2. Kliknij w przycik ' Umów konsultację z e-zwolnieniem”</text:p>
          </table:table-cell>
          <table:table-cell office:value-type="string">
            <text:p>przekierowanie do wypełnienia formularza</text:p>
          </table:table-cell>
          <table:table-cell office:value-type="string">
            <text:p>Po kliknięciu w przycisk “Umów konsultację z e-zwolnieniem” przenosi nas niżej strony, do formularza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3. Bez zmiany danych w formularzu kliknij w “umów za 0zł”. </text:p>
          </table:table-cell>
          <table:table-cell office:value-type="string">
            <text:p>Przejście do kolejnego etapu</text:p>
          </table:table-cell>
          <table:table-cell office:value-type="string">
            <text:p>Po kliknięciu w przycisk “umów za 0zł” bez zmiany w polach, przenosi nas do strony z podsumowaniem konsultacji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4. Wróć do poprzedniej strony kilkając w “analuj”</text:p>
          </table:table-cell>
          <table:table-cell office:value-type="string">
            <text:p>Powrót do poprzedniej strony. Czyli pierwszego etapu. </text:p>
          </table:table-cell>
          <table:table-cell office:value-type="string">
            <text:p>Po kliknieciu w “Anuluj” następuje powrót do poprzedniej strony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5. Kliknij w “Data rozpoczęcia”</text:p>
          </table:table-cell>
          <table:table-cell office:value-type="string">
            <text:p>Można wybrać datę z kalendarza.</text:p>
          </table:table-cell>
          <table:table-cell office:value-type="string">
            <text:p>Po kliknięciu w pole z “Data rozpoczęcia” otwiera się kalendarz, z którego można wybrać datę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string">
            <text:p>6. Kliknij w “Data zakończenia”</text:p>
          </table:table-cell>
          <table:table-cell office:value-type="string">
            <text:p>Można wybrać datę z kalendarza.</text:p>
          </table:table-cell>
          <table:table-cell office:value-type="string">
            <text:p>Po kliknięciu w pole “Data zakończenia” otwiera się kalendarz z którego możemy wybrać datę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/>
          <table:table-cell table:style-name="ce7"/>
        </table:table-row>
        <table:table-row table:style-name="ro7">
          <table:table-cell table:number-columns-repeated="3"/>
          <table:table-cell office:value-type="string">
            <text:p>7. Wybierz dowoloną datę w polu “Data rozpoczęcia” I dowolną datę w polu “Data zakończenia” . W polu “zatrudnienie/zajęcie” wybierz “student/uczeń' I kliknij w “umów za 0zł”</text:p>
          </table:table-cell>
          <table:table-cell office:value-type="string">
            <text:p>Przejście do kolejnego etapu</text:p>
          </table:table-cell>
          <table:table-cell office:value-type="string">
            <text:p>Po uzupełnieniu pól I kliknieciu w “umów za 0zł” zostajemy przeniesieni do kolejnego etapu – podsumowania konsultacji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/>
          <table:table-cell table:style-name="ce7"/>
        </table:table-row>
        <table:table-row table:style-name="ro8">
          <table:table-cell table:number-columns-repeated="3"/>
          <table:table-cell office:value-type="string">
            <text:p>8. Na ekranie podsumowania konsultacji kliknij w “umów” nie wypełniając pól </text:p>
          </table:table-cell>
          <table:table-cell office:value-type="string">
            <text:p>Pojawia się walidacja wymaganych pól.</text:p>
          </table:table-cell>
          <table:table-cell office:value-type="string">
            <text:p>Po kliknięciu w “umów” pojawia sie walidacja w polach : e-mail, nr telefonu, hasło, akceptacja regulaminu – jako pola obowiązkowe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Default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2">08/02/2023</text:date>, <text:time>20:53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8-02T20:53:31.76</dc:date>
    <meta:editing-duration>PT38M38S</meta:editing-duration>
    <meta:editing-cycles>2</meta:editing-cycles>
    <meta:generator>OpenOffice/4.1.13$Win32 OpenOffice.org_project/4113m1$Build-9810</meta:generator>
    <meta:document-statistic meta:table-count="1" meta:cell-count="75" meta:object-count="0"/>
  </office:meta>
</office:document-meta>
</file>